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omega</text:p>
          </table:table-cell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2/s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0000092401476" calcext:value-type="float">
            <text:p>9.2401476E-09</text:p>
          </table:table-cell>
          <table:table-cell table:formula="of:=[.A3]*[.B3]/[.C3]" office:value-type="float" office:value="16969425.8996469" calcext:value-type="float">
            <text:p>16969425.8996469</text:p>
          </table:table-cell>
          <table:table-cell table:formula="of:=0.16*[.D3]^(-1/8)" office:value-type="float" office:value="0.0199715415840383" calcext:value-type="float">
            <text:p>0.0199715416</text:p>
          </table:table-cell>
          <table:table-cell table:formula="of:=3*([.A3]*[.E3])^2/2" office:value-type="float" office:value="0.153163189725302" calcext:value-type="float">
            <text:p>0.1531631897</text:p>
          </table:table-cell>
          <table:table-cell table:formula="of:=0.038*[.B3]" office:value-type="float" office:value="0.0003724" calcext:value-type="float">
            <text:p>0.0003724</text:p>
          </table:table-cell>
          <table:table-cell table:formula="of:=0.09*[.F3]^1.5/[.E3]" office:value-type="float" office:value="0.270123596786938" calcext:value-type="float">
            <text:p>0.2701235968</text:p>
          </table:table-cell>
          <table:table-cell table:formula="of:=[.F3]^0.5/[.G3]" office:value-type="float" office:value="1050.91484978882" calcext:value-type="float">
            <text:p>1050.9148497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8:48:40.769608021</meta:creation-date>
    <dc:date>2017-09-04T09:00:19.213089977</dc:date>
    <meta:editing-duration>PT1M8S</meta:editing-duration>
    <meta:editing-cycles>1</meta:editing-cycles>
    <meta:generator>LibreOffice/5.1.6.2$Linux_X86_64 LibreOffice_project/10m0$Build-2</meta:generator>
    <meta:document-statistic meta:table-count="1" meta:cell-count="22" meta:object-count="0"/>
  </office:meta>
</office:document-meta>
</file>